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580000004B06316737AB52C426.png" manifest:media-type="image/png"/>
  <manifest:file-entry manifest:full-path="Pictures/10000000000007D00000011D85DAAF997B9CFCAD.jpg" manifest:media-type="image/jpeg"/>
  <manifest:file-entry manifest:full-path="Pictures/10000000000004C6000000B83AB9D6FF2FF25010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a1" svg:font-family="Symbola"/>
    <style:font-face style:name="Verdana1" svg:font-family="Verdana" style:font-family-generic="swiss"/>
    <style:font-face style:name="Arial" svg:font-family="Arial" style:font-pitch="variable"/>
    <style:font-face style:name="Arial Unicode MS" svg:font-family="'Arial Unicode MS'" style:font-pitch="variable"/>
    <style:font-face style:name="Symbola" svg:font-family="Symbola" style:font-pitch="variable"/>
    <style:font-face style:name="Tahoma" svg:font-family="Tahoma" style:font-pitch="variable"/>
    <style:font-face style:name="Times New Roman1" svg:font-family="'Times New Roman'" style:font-pitch="variable"/>
    <style:font-face style:name="Verdana4" svg:font-family="Verdan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2" svg:font-family="Verdana" style:font-family-generic="roman" style:font-pitch="variable"/>
    <style:font-face style:name="Arial Unicode MS1" svg:font-family="'Arial Unicode MS'" style:font-family-generic="swiss" style:font-pitch="variable"/>
    <style:font-face style:name="Tahoma3" svg:font-family="Tahoma" style:font-family-generic="swiss" style:font-pitch="variable"/>
    <style:font-face style:name="Verdana3" svg:font-family="Verdana" style:font-family-generic="swiss" style:font-pitch="variable"/>
    <style:font-face style:name="Verdana" svg:font-family="Verdana" style:font-adornments="Fett" style:font-family-generic="swiss" style:font-pitch="variable"/>
    <style:font-face style:name="Arial Unicode MS2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_5f_1">
      <style:graphic-properties draw:stroke="none" draw:fill="none" draw:fill-color="#00cc99" draw:textarea-horizontal-align="justify" draw:textarea-vertical-align="top" draw:auto-grow-height="true" fo:min-height="0cm" fo:min-width="0cm" fo:padding-top="0.133cm" fo:padding-bottom="0.133cm" fo:padding-left="0.266cm" fo:padding-right="0.266cm" fo:wrap-option="no-wrap" draw:shadow="hidden" draw:shadow-color="#808080"/>
      <style:paragraph-properties style:writing-mode="lr-tb"/>
    </style:style>
    <style:style style:name="gr2" style:family="graphic" style:parent-style-name="Standard_5f_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3" style:family="graphic" style:parent-style-name="Standard_5f_1">
      <style:graphic-properties draw:stroke="solid" svg:stroke-width="0.026cm" svg:stroke-color="#003399" draw:stroke-linejoin="miter" draw:fill="none" draw:fill-color="#99ccff" draw:textarea-horizontal-align="justify" draw:textarea-vertical-align="middle" draw:auto-grow-height="false" fo:min-height="13.922cm" fo:min-width="21.936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4.418cm" fo:min-width="4.168cm"/>
    </style:style>
    <style:style style:name="gr5" style:family="graphic" style:parent-style-name="standard">
      <style:graphic-properties draw:fill="solid" draw:fill-color="#fff200" draw:opacity="50%" draw:textarea-horizontal-align="justify" draw:textarea-vertical-align="middle" draw:auto-grow-height="false" fo:min-height="1.872cm" fo:min-width="1.48cm" draw:shadow-opacity="50%"/>
    </style:style>
    <style:style style:name="gr6" style:family="graphic" style:parent-style-name="standard">
      <style:graphic-properties draw:fill="solid" draw:fill-color="#ff0000" draw:opacity="50%" draw:textarea-horizontal-align="justify" draw:textarea-vertical-align="middle" draw:auto-grow-height="false" fo:min-height="1.73cm" fo:min-width="1.48cm" draw:shadow-opacity="50%"/>
    </style:style>
    <style:style style:name="gr7" style:family="graphic" style:parent-style-name="standard">
      <style:graphic-properties draw:textarea-horizontal-align="justify" draw:textarea-vertical-align="middle" draw:auto-grow-height="false" fo:min-height="4.984cm" fo:min-width="4.734cm"/>
    </style:style>
    <style:style style:name="gr8" style:family="graphic" style:parent-style-name="standard">
      <style:graphic-properties draw:fill="solid" draw:fill-color="#fff200" draw:textarea-horizontal-align="justify" draw:textarea-vertical-align="middle" draw:auto-grow-height="false" fo:min-height="1.164cm" fo:min-width="0.914cm"/>
    </style:style>
    <style:style style:name="gr9" style:family="graphic" style:parent-style-name="standard">
      <style:graphic-properties draw:fill="solid" draw:fill-color="#ff0000" draw:textarea-horizontal-align="justify" draw:textarea-vertical-align="middle" draw:auto-grow-height="false" fo:min-height="1.164cm" fo:min-width="0.914cm"/>
    </style:style>
    <style:style style:name="gr10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65cm" fo:min-width="0.9cm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848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35cm" fo:min-width="1.9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55cm" fo:min-width="1.1cm"/>
    </style:style>
    <style:style style:name="pr1" style:family="presentation" style:parent-style-name="Standard-notes">
      <style:graphic-properties draw:stroke="solid" svg:stroke-width="0.026cm" svg:stroke-color="#000000" draw:stroke-linejoin="miter" draw:fill="solid" draw:fill-color="#ffffff" draw:auto-grow-height="true" fo:min-height="12.225cm" fo:padding-top="0.013cm" fo:padding-bottom="0.013cm" fo:padding-left="0.013cm" fo:padding-right="0.013cm" draw:shadow="hidden"/>
      <style:paragraph-properties style:writing-mode="lr-tb"/>
    </style:style>
    <style:style style:name="pr2" style:family="presentation" style:parent-style-name="Standard-outline1" style:list-style-name="L3">
      <style:graphic-properties draw:stroke="none" draw:fill="none" draw:fill-color="#00cc99" draw:textarea-horizontal-align="justify" draw:textarea-vertical-align="top" draw:auto-grow-height="true" draw:auto-grow-width="false" fo:min-height="4.44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2.252cm"/>
      <style:paragraph-properties style:writing-mode="lr-tb"/>
    </style:style>
    <style:style style:name="pr4" style:family="presentation" style:parent-style-name="Standard-outline1" style:list-style-name="L3">
      <style:graphic-properties draw:stroke="none" draw:fill="none" draw:fill-color="#00cc99" draw:textarea-horizontal-align="justify" draw:textarea-vertical-align="top" draw:auto-grow-height="true" draw:auto-grow-width="false" fo:min-height="10.57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5" style:family="presentation" style:parent-style-name="Standard-outline1" style:list-style-name="L3">
      <style:graphic-properties draw:stroke="none" draw:fill="none" draw:fill-color="#00cc99" draw:textarea-horizontal-align="justify" draw:textarea-vertical-align="top" draw:auto-grow-height="true" draw:auto-grow-width="false" fo:min-height="14.865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6" style:family="presentation" style:parent-style-name="Standard-outline1" style:list-style-name="L3">
      <style:graphic-properties draw:stroke="none" draw:fill="none" draw:fill-color="#00cc99" draw:textarea-horizontal-align="justify" draw:textarea-vertical-align="top" draw:auto-grow-height="true" draw:auto-grow-width="false" fo:min-height="12.88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7" style:family="presentation" style:parent-style-name="Standard-outline1" style:list-style-name="L3">
      <style:graphic-properties draw:stroke="none" draw:fill="none" draw:fill-color="#00cc99" draw:textarea-horizontal-align="justify" draw:textarea-vertical-align="top" draw:auto-grow-height="true" draw:auto-grow-width="false" fo:min-height="10.57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8" style:family="presentation" style:parent-style-name="Standard-outline1" style:list-style-name="L3">
      <style:graphic-properties draw:stroke="none" draw:fill="none" draw:fill-color="#00cc99" draw:textarea-horizontal-align="justify" draw:textarea-vertical-align="top" draw:auto-grow-height="true" draw:auto-grow-width="false" fo:min-height="4.44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9" style:family="presentation" style:parent-style-name="Standard-outline1" style:list-style-name="L3">
      <style:graphic-properties draw:stroke="none" draw:fill="none" draw:fill-color="#00cc99" draw:textarea-horizontal-align="justify" draw:textarea-vertical-align="top" draw:auto-grow-height="true" draw:auto-grow-width="false" fo:min-height="12.55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10" style:family="presentation" style:parent-style-name="Standard-outline1" style:list-style-name="L3">
      <style:graphic-properties draw:stroke="none" draw:fill="none" draw:fill-color="#00cc99" draw:textarea-horizontal-align="justify" draw:textarea-vertical-align="top" draw:auto-grow-height="true" draw:auto-grow-width="false" fo:min-height="14.886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1" style:family="paragraph">
      <style:paragraph-properties fo:margin-left="1.327cm" fo:margin-right="0cm" fo:margin-top="0.176cm" fo:margin-bottom="0cm" fo:line-height="100%" fo:text-indent="-1.327cm"/>
    </style:style>
    <style:style style:name="P2" style:family="paragraph">
      <loext:graphic-properties draw:fill="none" draw:fill-color="#00cc99"/>
      <style:paragraph-properties fo:margin-left="1.327cm" fo:margin-right="0cm" fo:margin-top="0.176cm" fo:margin-bottom="0cm" fo:line-height="100%" fo:text-indent="-1.327cm" style:writing-mode="lr-tb"/>
      <style:text-properties fo:font-size="24pt"/>
    </style:style>
    <style:style style:name="P3" style:family="paragraph">
      <loext:graphic-properties draw:fill="none" draw:fill-color="#00cc99"/>
      <style:paragraph-properties style:writing-mode="lr-tb"/>
    </style:style>
    <style:style style:name="P4" style:family="paragraph">
      <style:paragraph-properties fo:margin-left="0cm" fo:margin-right="0cm" fo:margin-top="0cm" fo:margin-bottom="0.4cm" fo:line-height="115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left="0cm" fo:margin-right="0cm" fo:margin-top="0.5cm" fo:margin-bottom="0cm" fo:line-height="15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" style:family="paragraph">
      <loext:graphic-properties draw:fill="none" draw:fill-color="#99ccff"/>
      <style:paragraph-properties fo:margin-left="0cm" fo:margin-right="0cm" fo:text-align="center" fo:text-indent="0cm" style:writing-mode="lr-tb"/>
      <style:text-properties fo:font-size="24pt"/>
    </style:style>
    <style:style style:name="P7" style:family="paragraph">
      <loext:graphic-properties draw:fill="solid" draw:fill-color="#ffffff"/>
      <style:paragraph-properties fo:margin-left="0cm" fo:margin-right="0cm" fo:text-indent="0cm"/>
      <style:text-properties fo:font-size="12pt"/>
    </style:style>
    <style:style style:name="P8" style:family="paragraph">
      <style:paragraph-properties fo:margin-left="0cm" fo:margin-right="0cm" fo:margin-top="0cm" fo:margin-bottom="0.5cm" fo:text-align="start" fo:text-indent="0cm"/>
    </style:style>
    <style:style style:name="P9" style:family="paragraph">
      <loext:graphic-properties draw:fill="none" draw:fill-color="#00cc99"/>
      <style:paragraph-properties fo:margin-left="0cm" fo:margin-right="0cm" fo:margin-top="0cm" fo:margin-bottom="0.5cm" fo:text-align="start" fo:text-indent="0cm"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10" style:family="paragraph">
      <style:paragraph-properties fo:text-align="center"/>
    </style:style>
    <style:style style:name="P11" style:family="paragraph">
      <loext:graphic-properties draw:fill="solid" draw:fill-color="#fff200" draw:opacity="50%"/>
      <style:paragraph-properties fo:text-align="center"/>
    </style:style>
    <style:style style:name="P12" style:family="paragraph">
      <loext:graphic-properties draw:fill="solid" draw:fill-color="#ff0000" draw:opacity="50%"/>
      <style:paragraph-properties fo:text-align="center"/>
    </style:style>
    <style:style style:name="P13" style:family="paragraph">
      <loext:graphic-properties draw:fill="solid" draw:fill-color="#fff200"/>
      <style:paragraph-properties fo:text-align="center"/>
    </style:style>
    <style:style style:name="P14" style:family="paragraph">
      <loext:graphic-properties draw:fill="solid" draw:fill-color="#ff0000"/>
      <style:paragraph-properties fo:text-align="center"/>
    </style:style>
    <style:style style:name="P15" style:family="paragraph">
      <loext:graphic-properties draw:fill="none"/>
    </style:style>
    <style:style style:name="P16" style:family="paragraph">
      <loext:graphic-properties draw:fill="none" draw:fill-color="#ffffff"/>
      <style:text-properties fo:font-size="20pt" style:font-size-asian="20pt" style:font-size-complex="20pt"/>
    </style:style>
    <style:style style:name="P17" style:family="paragraph">
      <loext:graphic-properties draw:fill-color="#ffffff"/>
      <style:text-properties fo:font-size="12pt"/>
    </style:style>
    <style:style style:name="P18" style:family="paragraph">
      <style:paragraph-properties fo:margin-left="0cm" fo:margin-right="0cm" fo:margin-top="0cm" fo:margin-bottom="0.5cm" fo:text-align="center" fo:text-indent="0cm"/>
    </style:style>
    <style:style style:name="T1" style:family="text">
      <style:text-properties fo:color="#003399" style:font-name="Arial" fo:font-size="20pt" style:font-size-asian="20pt" style:font-size-complex="20pt"/>
    </style:style>
    <style:style style:name="T2" style:family="text">
      <style:text-properties fo:color="#000000" style:text-outline="false" style:text-line-through-style="none" style:text-line-through-type="none" style:text-position="0% 100%" style:font-name="Verdana" fo:font-size="48pt" fo:language="de" fo:country="DE" fo:font-style="normal" fo:text-shadow="none" style:text-underline-style="none" fo:font-weight="bold" style:font-name-asian="Times New Roman1" style:font-size-asian="48pt" style:font-style-asian="normal" style:font-weight-asian="bold" style:font-name-complex="Times New Roman" style:font-size-complex="48pt" style:font-style-complex="normal" style:font-weight-complex="bold" style:text-emphasize="none" style:font-relief="none"/>
    </style:style>
    <style:style style:name="T3" style:family="text">
      <style:text-properties fo:color="#000000" style:text-outline="false" style:text-line-through-style="none" style:text-line-through-type="none" style:text-position="0% 100%" style:font-name="Verdana3" fo:font-size="20pt" fo:language="de" fo:country="DE" fo:font-style="normal" fo:text-shadow="none" style:text-underline-style="none" fo:font-weight="normal" style:font-name-asian="Arial Unicode MS2" style:font-size-asian="20pt" style:font-style-asian="normal" style:font-weight-asian="normal" style:font-name-complex="Tahoma2" style:font-size-complex="20pt" style:font-style-complex="normal" style:font-weight-complex="normal" style:text-emphasize="none" style:font-relief="none"/>
    </style:style>
    <style:style style:name="T4" style:family="text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style:text-position="-33% 58%" fo:font-size="20pt" style:font-size-asian="20pt" style:font-size-complex="20pt"/>
    </style:style>
    <style:style style:name="T7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8" style:family="text">
      <style:text-properties style:text-position="-33% 58%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color="#000000" style:text-outline="false" style:text-line-through-style="none" style:text-line-through-type="none" style:text-position="0% 100%" style:font-name="Verdana3" fo:font-size="20pt" fo:font-style="normal" fo:text-shadow="none" style:text-underline-style="none" fo:font-weight="normal" style:font-name-asian="Arial Unicode MS2" style:font-size-asian="20pt" style:font-style-asian="normal" style:font-weight-asian="normal" style:font-name-complex="Tahoma2" style:font-size-complex="20pt" style:font-style-complex="normal" style:font-weight-complex="normal" style:text-emphasize="none" style:font-relief="none"/>
    </style:style>
    <style:style style:name="T10" style:family="text">
      <style:text-properties fo:color="#000000" style:text-outline="false" style:text-line-through-style="none" style:text-line-through-type="none" style:text-position="0% 100%" style:font-name="Verdana3" fo:font-size="20pt" fo:font-style="normal" fo:text-shadow="none" style:text-underline-style="none" fo:font-weight="bold" style:font-name-asian="Arial Unicode MS2" style:font-size-asian="20pt" style:font-style-asian="normal" style:font-weight-asian="bold" style:font-name-complex="Tahoma2" style:font-size-complex="20pt" style:font-style-complex="normal" style:font-weight-complex="bold" style:text-emphasize="none" style:font-relief="none"/>
    </style:style>
    <style:style style:name="T11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2" style:family="text">
      <style:text-properties style:text-position="-33% 58%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3" style:family="text">
      <style:text-properties fo:color="#000000" style:text-outline="false" style:text-line-through-style="none" style:text-line-through-type="none" style:text-position="-33% 58%" style:font-name="Verdana3" fo:font-size="20pt" fo:font-style="normal" fo:text-shadow="none" style:text-underline-style="none" fo:font-weight="normal" style:font-name-asian="Arial Unicode MS2" style:font-size-asian="20pt" style:font-style-asian="normal" style:font-weight-asian="normal" style:font-name-complex="Tahoma2" style:font-size-complex="20pt" style:font-style-complex="normal" style:font-weight-complex="normal" style:text-emphasize="none" style:font-relief="none"/>
    </style:style>
    <style:style style:name="T14" style:family="text">
      <style:text-properties fo:color="#000000" style:text-outline="false" style:text-line-through-style="none" style:text-line-through-type="none" style:text-position="0% 100%" style:font-name="Verdana1" fo:font-size="20pt" fo:font-style="normal" fo:text-shadow="none" style:text-underline-style="none" fo:font-weight="normal" style:font-name-asian="Verdana1" style:font-size-asian="20pt" style:font-style-asian="normal" style:font-weight-asian="normal" style:font-name-complex="Verdana1" style:font-size-complex="20pt" style:font-style-complex="normal" style:font-weight-complex="normal" style:text-emphasize="none" style:font-relief="none"/>
    </style:style>
    <style:style style:name="T15" style:family="text">
      <style:text-properties fo:color="#000000" style:text-outline="false" style:text-line-through-style="none" style:text-line-through-typ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T16" style:family="text">
      <style:text-properties fo:color="#000000" style:text-outline="false" style:text-line-through-style="none" style:text-line-through-type="none" style:text-position="-33% 58%" style:font-name="Verdana1" fo:font-size="20pt" fo:font-style="normal" fo:text-shadow="none" style:text-underline-style="none" fo:font-weight="normal" style:font-name-asian="Verdana1" style:font-size-asian="20pt" style:font-style-asian="normal" style:font-weight-asian="normal" style:font-name-complex="Verdana1" style:font-size-complex="20pt" style:font-style-complex="normal" style:font-weight-complex="normal" style:text-emphasize="none" style:font-relief="none"/>
    </style:style>
    <style:style style:name="T17" style:family="text">
      <style:text-properties fo:color="#000000" style:text-outline="false" style:text-line-through-style="none" style:text-line-through-type="none" style:text-position="0% 100%" style:font-name="Symbola1" fo:font-size="20pt" fo:font-style="normal" fo:text-shadow="none" style:text-underline-style="none" fo:font-weight="normal" style:font-name-asian="Symbola1" style:font-size-asian="20pt" style:font-style-asian="normal" style:font-weight-asian="normal" style:font-name-complex="Symbola1" style:font-size-complex="20pt" style:font-style-complex="normal" style:font-weight-complex="normal" style:text-emphasize="none" style:font-relief="none"/>
    </style:style>
    <style:style style:name="T18" style:family="text">
      <style:text-properties fo:color="#000000" style:text-outline="false" style:text-line-through-style="none" style:text-line-through-type="none" style:text-position="0% 100%" style:font-name="Verdana3" fo:font-size="20pt" fo:font-style="normal" fo:text-shadow="none" style:text-underline-style="none" fo:font-weight="normal" style:font-name-asian="Symbola1" style:font-size-asian="20pt" style:font-style-asian="normal" style:font-weight-asian="normal" style:font-name-complex="Symbola1" style:font-size-complex="20pt" style:font-style-complex="normal" style:font-weight-complex="normal" style:text-emphasize="none" style:font-relief="none"/>
    </style:style>
    <style:style style:name="T19" style:family="text">
      <style:text-properties fo:color="#000000" style:text-outline="false" style:text-line-through-style="none" style:text-line-through-type="none" style:text-position="-33% 58%" style:font-name="Verdana3" fo:font-size="20pt" fo:font-style="normal" fo:text-shadow="none" style:text-underline-style="none" fo:font-weight="normal" style:font-name-asian="Symbola1" style:font-size-asian="20pt" style:font-style-asian="normal" style:font-weight-asian="normal" style:font-name-complex="Symbola1" style:font-size-complex="20pt" style:font-style-complex="normal" style:font-weight-complex="normal" style:text-emphasize="none" style:font-relief="none"/>
    </style:style>
    <style:style style:name="T20" style:family="text">
      <style:text-properties fo:color="#000000" style:text-outline="false" style:text-line-through-style="none" style:text-line-through-type="none" style:text-position="0% 100%" style:font-name="Verdana1" fo:font-size="20pt" fo:font-style="normal" fo:text-shadow="none" style:text-underline-style="none" fo:font-weight="bold" style:font-name-asian="Verdana1" style:font-size-asian="20pt" style:font-style-asian="normal" style:font-weight-asian="bold" style:font-name-complex="Verdana1" style:font-size-complex="20pt" style:font-style-complex="normal" style:font-weight-complex="bold" style:text-emphasize="none" style:font-relief="none"/>
    </style:style>
    <style:style style:name="T21" style:family="text">
      <style:text-properties fo:color="#000000" style:text-outline="false" style:text-line-through-style="none" style:text-line-through-type="none" style:text-position="0% 100%" style:font-name="Verdana1" fo:font-size="20pt" fo:font-style="normal" fo:text-shadow="none" style:text-underline-style="none" fo:font-weight="normal" style:font-name-asian="Symbola1" style:font-size-asian="20pt" style:font-style-asian="normal" style:font-weight-asian="normal" style:font-name-complex="Symbola1" style:font-size-complex="20pt" style:font-style-complex="normal" style:font-weight-complex="normal" style:text-emphasize="none" style:font-relief="none"/>
    </style:style>
    <style:style style:name="T22" style:family="text">
      <style:text-properties fo:color="#000000" style:text-outline="false" style:text-line-through-style="none" style:text-line-through-type="none" style:text-position="-33% 58%" style:font-name="Verdana1" fo:font-size="20pt" fo:font-style="normal" fo:text-shadow="none" style:text-underline-style="none" fo:font-weight="normal" style:font-name-asian="Symbola1" style:font-size-asian="20pt" style:font-style-asian="normal" style:font-weight-asian="normal" style:font-name-complex="Symbola1" style:font-size-complex="20pt" style:font-style-complex="normal" style:font-weight-complex="normal" style:text-emphasize="none" style:font-relief="none"/>
    </style:style>
    <style:style style:name="T23" style:family="text">
      <style:text-properties style:text-position="0% 100%" fo:font-size="20pt" style:font-size-asian="20pt" style:font-size-complex="20pt"/>
    </style:style>
    <style:style style:name="T24" style:family="text">
      <style:text-properties style:font-name="Symbola1" fo:font-size="20pt" fo:font-style="normal" fo:font-weight="normal" style:font-name-asian="Symbola1" style:font-size-asian="20pt" style:font-style-asian="normal" style:font-weight-asian="normal" style:font-name-complex="Symbola1" style:font-size-complex="20pt" style:font-style-complex="normal" style:font-weight-complex="normal"/>
    </style:style>
    <style:style style:name="T25" style:family="text">
      <style:text-properties style:font-name="Verdana3" fo:font-size="20pt" fo:font-style="normal" fo:font-weight="normal" style:font-name-asian="Symbola1" style:font-size-asian="20pt" style:font-style-asian="normal" style:font-weight-asian="normal" style:font-name-complex="Symbola1" style:font-size-complex="20pt" style:font-style-complex="normal" style:font-weight-complex="normal"/>
    </style:style>
    <style:style style:name="T26" style:family="text">
      <style:text-properties style:text-position="-33% 58%" style:font-name="Verdana3" fo:font-size="20pt" fo:font-style="normal" fo:font-weight="normal" style:font-name-asian="Symbola1" style:font-size-asian="20pt" style:font-style-asian="normal" style:font-weight-asian="normal" style:font-name-complex="Symbola1" style:font-size-complex="20pt" style:font-style-complex="normal" style:font-weight-complex="normal"/>
    </style:style>
    <style:style style:name="T27" style:family="text">
      <style:text-properties fo:color="#000000" style:text-outline="false" style:text-line-through-style="none" style:text-line-through-type="none" style:text-position="0% 100%" style:font-name="Verdana1" fo:font-size="20pt" fo:font-style="normal" fo:text-shadow="none" style:text-underline-style="none" fo:font-weight="bold" style:font-name-asian="Symbola1" style:font-size-asian="20pt" style:font-style-asian="normal" style:font-weight-asian="bold" style:font-name-complex="Symbola1" style:font-size-complex="20pt" style:font-style-complex="normal" style:font-weight-complex="bold" style:text-emphasize="none" style:font-relief="none"/>
    </style:style>
    <text:list-style style:name="L1">
      <text:list-level-style-bullet text:level="1" text:bullet-char="•">
        <style:list-level-properties/>
        <style:text-properties style:font-name="Verdana3" fo:color="#000000" fo:font-size="100%"/>
      </text:list-level-style-bullet>
      <text:list-level-style-bullet text:level="2" text:bullet-char="•">
        <style:list-level-properties text:space-before="1.27cm"/>
        <style:text-properties style:font-name="Verdana3" fo:color="#000000" fo:font-size="100%"/>
      </text:list-level-style-bullet>
      <text:list-level-style-bullet text:level="3" text:bullet-char="•">
        <style:list-level-properties text:space-before="2.54cm"/>
        <style:text-properties style:font-name="Verdana3" fo:color="#000000" fo:font-size="100%"/>
      </text:list-level-style-bullet>
      <text:list-level-style-bullet text:level="4" text:bullet-char="•">
        <style:list-level-properties text:space-before="3.81cm"/>
        <style:text-properties style:font-name="Verdana3" fo:color="#000000" fo:font-size="100%"/>
      </text:list-level-style-bullet>
      <text:list-level-style-bullet text:level="5" text:bullet-char="•">
        <style:list-level-properties text:space-before="5.08cm"/>
        <style:text-properties style:font-name="Verdana3" fo:color="#000000" fo:font-size="100%"/>
      </text:list-level-style-bullet>
      <text:list-level-style-bullet text:level="6" text:bullet-char="•">
        <style:list-level-properties text:space-before="5.08cm"/>
        <style:text-properties style:font-name="Verdana3" fo:color="#000000" fo:font-size="100%"/>
      </text:list-level-style-bullet>
      <text:list-level-style-bullet text:level="7" text:bullet-char="•">
        <style:list-level-properties text:space-before="5.08cm"/>
        <style:text-properties style:font-name="Verdana3" fo:color="#000000" fo:font-size="100%"/>
      </text:list-level-style-bullet>
      <text:list-level-style-bullet text:level="8" text:bullet-char="•">
        <style:list-level-properties text:space-before="5.08cm"/>
        <style:text-properties style:font-name="Verdana3" fo:color="#000000" fo:font-size="100%"/>
      </text:list-level-style-bullet>
      <text:list-level-style-bullet text:level="9" text:bullet-char="•">
        <style:list-level-properties text:space-before="5.08cm"/>
        <style:text-properties style:font-name="Verdana3" fo:color="#000000" fo:font-size="100%"/>
      </text:list-level-style-bullet>
      <text:list-level-style-bullet text:level="10" text:bullet-char="•">
        <style:list-level-properties text:space-before="5.08cm"/>
        <style:text-properties style:font-name="Verdana3" fo:color="#000000" fo:font-size="100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style:font-name="Verdana3" fo:color="#000000" fo:font-size="100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3" text:bullet-char="°">
        <style:list-level-properties text:space-before="2.54cm" text:min-label-width="0.635cm"/>
        <style:text-properties style:font-name="Verdana3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Verdana3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Verdana3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Verdana3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Verdana3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Verdana3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1.353cm"/>
        <style:text-properties style:font-name="Verdana3" fo:color="#000000" fo:font-size="100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3" text:bullet-char="°">
        <style:list-level-properties text:space-before="2.54cm" text:min-label-width="0.635cm"/>
        <style:text-properties style:font-name="Verdana3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Verdana3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Verdana3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Verdana3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Verdana3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Verdana3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Immersive und submersive Systemtheorien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custom-shape draw:style-name="gr1" draw:text-style-name="P2" draw:layer="layout" svg:width="3.577cm" svg:height="1.114cm" svg:x="-0.06cm" svg:y="2.919cm">
          <text:p text:style-name="P1"><text:span text:style-name="T1"><text:s text:c="2"/></text:span></text:p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4.445cm" svg:height="0.763cm" svg:x="1.482cm" svg:y="4.868cm">
          <text:p/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22.436cm" svg:height="14.182cm" svg:x="1.482cm" svg:y="3.175cm">
          <text:p text:style-name="P4"><text:span text:style-name="T2">Immersive und submersive Systemtheorien</text:span></text:p>
          <text:p text:style-name="P5"><text:span text:style-name="T3">Prof. Dr. Hans-Gert Gräbe</text:span></text:p>
          <text:p text:style-name="P5"><text:span text:style-name="T3">http://informatik.uni-leipzig.de/~graeb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3.617cm" svg:height="10.213cm" svg:x="2.452cm" svg:y="2.042cm" draw:page-number="1"/>
          <draw:frame presentation:style-name="pr1" draw:text-style-name="P7" draw:layer="layout" svg:width="13.591cm" svg:height="12.251cm" svg:x="2.464cm" svg:y="12.934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>
        <office:forms form:automatic-focus="false" form:apply-design-mode="false"/>
        <draw:frame presentation:style-name="pr2" draw:text-style-name="P9" draw:layer="layout" svg:width="24cm" svg:height="4.7cm" svg:x="0.8cm" svg:y="3.1cm" presentation:class="outline" presentation:user-transformed="true">
          <draw:text-box>
            <text:p text:style-name="P8"><text:span text:style-name="T4">In welchen Strukturen kann man komplexere Relationen von Systemen innerhalb von Obersystemen untersuchen?</text:span></text:p>
          </draw:text-box>
        </draw:frame>
        <draw:custom-shape draw:style-name="gr4" draw:text-style-name="P10" draw:layer="layout" svg:width="6.6cm" svg:height="6.6cm" svg:x="2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1" draw:layer="layout" svg:width="2.8cm" svg:height="3cm" svg:x="2.8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2.8cm" svg:height="2.8cm" svg:x="4.4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draw:layer="layout" svg:width="7.4cm" svg:height="7.4cm" svg:x="16.6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3" draw:layer="layout" svg:width="2cm" svg:height="2cm" svg:x="11.4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4" draw:layer="layout" svg:width="2cm" svg:height="2cm" svg:x="11.6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5" draw:layer="layout" svg:x1="14cm" svg:y1="10.4cm" svg:x2="16.2cm" svg:y2="11.4cm">
          <text:p/>
        </draw:line>
        <draw:line draw:style-name="gr10" draw:text-style-name="P15" draw:layer="layout" svg:x1="14.4cm" svg:y1="14.4cm" svg:x2="16.2cm" svg:y2="13.6cm">
          <text:p/>
        </draw:line>
        <draw:frame draw:style-name="gr11" draw:text-style-name="P16" draw:layer="layout" svg:width="1.8cm" svg:height="1.27cm" svg:x="14.6cm" svg:y="9.6cm">
          <draw:text-box>
            <text:p><text:span text:style-name="T5">f</text:span><text:span text:style-name="T6">1</text:span></text:p>
          </draw:text-box>
        </draw:frame>
        <draw:frame draw:style-name="gr11" draw:text-style-name="P16" draw:layer="layout" svg:width="1.8cm" svg:height="1.27cm" svg:x="14.5cm" svg:y="12.7cm">
          <draw:text-box>
            <text:p><text:span text:style-name="T5">f</text:span><text:span text:style-name="T6">2</text:span></text:p>
          </draw:text-box>
        </draw:frame>
        <draw:custom-shape draw:style-name="gr12" draw:text-style-name="P10" draw:layer="layout" svg:width="1.6cm" svg:height="1.8cm" svg:x="9.6cm" svg:y="11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4">
          <draw:page-thumbnail draw:style-name="gr13" draw:layer="layout" svg:width="13.617cm" svg:height="10.214cm" svg:x="2.451cm" svg:y="2.041cm" draw:page-number="2" presentation:class="page"/>
          <draw:frame presentation:style-name="pr3" draw:text-style-name="P17" draw:layer="layout" svg:width="13.591cm" svg:height="12.252cm" svg:x="2.464cm" svg:y="12.934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office:forms form:automatic-focus="false" form:apply-design-mode="false"/>
        <draw:frame presentation:style-name="pr4" draw:text-style-name="P9" draw:layer="layout" svg:width="24cm" svg:height="10.837cm" svg:x="0.8cm" svg:y="3.1cm" presentation:class="outline" presentation:user-transformed="true">
          <draw:text-box>
            <text:p text:style-name="P18"><text:span text:style-name="T7">Mathematische Formulierung der Fragestellung</text:span></text:p>
            <text:p text:style-name="P8"><text:span text:style-name="T4">Gesucht sind f</text:span><text:span text:style-name="T8">1</text:span><text:span text:style-name="T4"> : S</text:span><text:span text:style-name="T8">1</text:span><text:span text:style-name="T4"> → S, f</text:span><text:span text:style-name="T8">2</text:span><text:span text:style-name="T4"> : S</text:span><text:span text:style-name="T8">2</text:span><text:span text:style-name="T4"> → S.</text:span></text:p>
            <text:p text:style-name="P8"><text:span text:style-name="T9">Gibt es für diese Konstellation ein </text:span><text:span text:style-name="T10">universelles kategorielles Objekt, </text:span><text:span text:style-name="T9">d.h. ein universelles U und universelle Abbildungen </text:span><text:span text:style-name="T9"><text:line-break/></text:span><text:span text:style-name="T9">p</text:span><text:span text:style-name="T8">1</text:span><text:span text:style-name="T4"> : S</text:span><text:span text:style-name="T8">1</text:span><text:span text:style-name="T4"> → U, p</text:span><text:span text:style-name="T8">2</text:span><text:span text:style-name="T4"> : S</text:span><text:span text:style-name="T8">2</text:span><text:span text:style-name="T4"> → U, so dass sich </text:span><text:span text:style-name="T11">für jedes Tripel (f</text:span><text:span text:style-name="T12">1</text:span><text:span text:style-name="T11">, f</text:span><text:span text:style-name="T12">2</text:span><text:span text:style-name="T11">, S)</text:span><text:span text:style-name="T4"> die obige Konstellation als </text:span></text:p>
            <text:p text:style-name="P8"><text:span text:style-name="T9">f</text:span><text:span text:style-name="T13">1</text:span><text:span text:style-name="T9"> = f </text:span><text:span text:style-name="T14">◦ </text:span><text:span text:style-name="T9">p</text:span><text:span text:style-name="T13">1</text:span><text:span text:style-name="T9"> : S</text:span><text:span text:style-name="T13">1</text:span><text:span text:style-name="T9"> → U → S, f</text:span><text:span text:style-name="T13">2</text:span><text:span text:style-name="T9"> = f </text:span><text:span text:style-name="T14">◦ </text:span><text:span text:style-name="T9">p</text:span><text:span text:style-name="T13">2</text:span><text:span text:style-name="T9"> : </text:span><text:span text:style-name="T4">S</text:span><text:span text:style-name="T8">2</text:span><text:span text:style-name="T4"> → U → S</text:span></text:p>
            <text:p text:style-name="P8"><text:span text:style-name="T15">für ein geeignetes </text:span><text:span text:style-name="T14">f = f</text:span><text:span text:style-name="T16">1</text:span><text:span text:style-name="T14"> </text:span><text:span text:style-name="T17">⊕ </text:span><text:span text:style-name="T18">f</text:span><text:span text:style-name="T19">2</text:span><text:span text:style-name="T14"> : U → S schreiben lässt. U heißt in dem Fall </text:span><text:span text:style-name="T20">direkte Summe</text:span><text:span text:style-name="T14"> und man schreibt U = S</text:span><text:span text:style-name="T16">1</text:span><text:span text:style-name="T14"> </text:span><text:span text:style-name="T17">∐</text:span><text:span text:style-name="T21"> S</text:span><text:span text:style-name="T22">2</text:span><text:span text:style-name="T21">.</text:span><text:span text:style-name="T14"> </text:span></text:p>
          </draw:text-box>
        </draw:frame>
        <draw:frame draw:style-name="gr11" draw:text-style-name="P16" draw:layer="layout" svg:width="1.8cm" svg:height="1.27cm" svg:x="4.3cm" svg:y="14.2cm">
          <draw:text-box>
            <text:p><text:span text:style-name="T5">f</text:span><text:span text:style-name="T6">1</text:span></text:p>
          </draw:text-box>
        </draw:frame>
        <draw:line draw:style-name="gr10" draw:text-style-name="P15" draw:layer="layout" svg:x1="3.9cm" svg:y1="14.902cm" svg:x2="5.8cm" svg:y2="15.902cm">
          <text:p/>
        </draw:line>
        <draw:line draw:style-name="gr10" draw:text-style-name="P15" draw:layer="layout" svg:x1="3.9cm" svg:y1="17.402cm" svg:x2="5.7cm" svg:y2="16.602cm">
          <text:p/>
        </draw:line>
        <draw:frame draw:style-name="gr11" draw:text-style-name="P16" draw:layer="layout" svg:width="1.8cm" svg:height="1.27cm" svg:x="4.2cm" svg:y="15.702cm">
          <draw:text-box>
            <text:p><text:span text:style-name="T5">f</text:span><text:span text:style-name="T6">2</text:span></text:p>
          </draw:text-box>
        </draw:frame>
        <draw:frame draw:style-name="gr11" draw:text-style-name="P16" draw:layer="layout" svg:width="1.6cm" svg:height="1.27cm" svg:x="2.4cm" svg:y="14.3cm">
          <draw:text-box>
            <text:p><text:span text:style-name="T5">S</text:span><text:span text:style-name="T6">1</text:span></text:p>
          </draw:text-box>
        </draw:frame>
        <draw:frame draw:style-name="gr11" draw:text-style-name="P16" draw:layer="layout" svg:width="1.6cm" svg:height="1.27cm" svg:x="2.3cm" svg:y="16.7cm">
          <draw:text-box>
            <text:p><text:span text:style-name="T5">S</text:span><text:span text:style-name="T6">2</text:span></text:p>
          </draw:text-box>
        </draw:frame>
        <draw:frame draw:style-name="gr14" draw:text-style-name="P16" draw:layer="layout" svg:width="1.6cm" svg:height="1.098cm" svg:x="5.7cm" svg:y="15.6cm">
          <draw:text-box>
            <text:p><text:span text:style-name="T5">S</text:span></text:p>
          </draw:text-box>
        </draw:frame>
        <draw:frame draw:style-name="gr11" draw:text-style-name="P16" draw:layer="layout" svg:width="1.8cm" svg:height="1.27cm" svg:x="14.5cm" svg:y="14.2cm">
          <draw:text-box>
            <text:p><text:span text:style-name="T23">p</text:span><text:span text:style-name="T6">1</text:span></text:p>
          </draw:text-box>
        </draw:frame>
        <draw:line draw:style-name="gr10" draw:text-style-name="P15" draw:layer="layout" svg:x1="14.1cm" svg:y1="14.902cm" svg:x2="16cm" svg:y2="15.902cm">
          <text:p/>
        </draw:line>
        <draw:line draw:style-name="gr10" draw:text-style-name="P15" draw:layer="layout" svg:x1="14.1cm" svg:y1="17.402cm" svg:x2="15.9cm" svg:y2="16.602cm">
          <text:p/>
        </draw:line>
        <draw:frame draw:style-name="gr11" draw:text-style-name="P16" draw:layer="layout" svg:width="1.8cm" svg:height="1.27cm" svg:x="14.4cm" svg:y="15.702cm">
          <draw:text-box>
            <text:p><text:span text:style-name="T23">p</text:span><text:span text:style-name="T6">2</text:span></text:p>
          </draw:text-box>
        </draw:frame>
        <draw:frame draw:style-name="gr11" draw:text-style-name="P16" draw:layer="layout" svg:width="1.6cm" svg:height="1.27cm" svg:x="12.6cm" svg:y="14.3cm">
          <draw:text-box>
            <text:p><text:span text:style-name="T5">S</text:span><text:span text:style-name="T6">1</text:span></text:p>
          </draw:text-box>
        </draw:frame>
        <draw:frame draw:style-name="gr11" draw:text-style-name="P16" draw:layer="layout" svg:width="1.6cm" svg:height="1.27cm" svg:x="12.5cm" svg:y="16.7cm">
          <draw:text-box>
            <text:p><text:span text:style-name="T5">S</text:span><text:span text:style-name="T6">2</text:span></text:p>
          </draw:text-box>
        </draw:frame>
        <draw:custom-shape draw:style-name="gr15" draw:text-style-name="P10" draw:layer="layout" svg:width="2.8cm" svg:height="1.2cm" svg:x="8.7cm" svg:y="1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16" draw:layer="layout" svg:width="1.6cm" svg:height="1.098cm" svg:x="19.6cm" svg:y="15.7cm">
          <draw:text-box>
            <text:p><text:span text:style-name="T5">S</text:span></text:p>
          </draw:text-box>
        </draw:frame>
        <draw:frame draw:style-name="gr14" draw:text-style-name="P16" draw:layer="layout" svg:width="1.6cm" svg:height="1.098cm" svg:x="16.1cm" svg:y="15.7cm">
          <draw:text-box>
            <text:p><text:span text:style-name="T5">U</text:span></text:p>
          </draw:text-box>
        </draw:frame>
        <draw:line draw:style-name="gr10" draw:text-style-name="P15" draw:layer="layout" svg:x1="17.5cm" svg:y1="16.3cm" svg:x2="19.4cm" svg:y2="16.3cm">
          <text:p/>
        </draw:line>
        <draw:frame draw:style-name="gr16" draw:text-style-name="P16" draw:layer="layout" svg:width="1.2cm" svg:height="1.2cm" svg:x="18cm" svg:y="15.2cm">
          <draw:text-box>
            <text:p><text:span text:style-name="T5">f</text:span></text:p>
          </draw:text-box>
        </draw:frame>
        <presentation:notes draw:style-name="dp4">
          <draw:page-thumbnail draw:style-name="gr13" draw:layer="layout" svg:width="13.617cm" svg:height="10.214cm" svg:x="2.451cm" svg:y="2.041cm" draw:page-number="3" presentation:class="page"/>
          <draw:frame presentation:style-name="pr3" draw:text-style-name="P17" draw:layer="layout" svg:width="13.591cm" svg:height="12.252cm" svg:x="2.464cm" svg:y="12.934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>
        <office:forms form:automatic-focus="false" form:apply-design-mode="false"/>
        <draw:frame presentation:style-name="pr5" draw:text-style-name="P9" draw:layer="layout" svg:width="24cm" svg:height="15.125cm" svg:x="0.8cm" svg:y="2.9cm" presentation:class="outline" presentation:user-transformed="true">
          <draw:text-box>
            <text:p text:style-name="P18"><text:span text:style-name="T7">Mathematische Kategorien</text:span></text:p>
            <text:p text:style-name="P8"><text:span text:style-name="T4">Die meisten mathematischen Modelle bewegen sich in konkreten </text:span><text:span text:style-name="T7">Kategorien</text:span><text:span text:style-name="T4">, zum Beispiel der Kategorie der Mengen, der Vektorräume, der Faserbündel, der algebraischen Varietäten usw. </text:span></text:p>
            <text:p text:style-name="P8"><text:span text:style-name="T4">Jede solche Kategorie zeichnet sich dadurch aus, dass dort die Begriffe </text:span><text:span text:style-name="T7">Objekt</text:span><text:span text:style-name="T4"> und </text:span><text:span text:style-name="T7">Morphismus</text:span><text:span text:style-name="T4"> eine klare Bedeutung haben. </text:span></text:p>
            <text:p text:style-name="P8"><text:span text:style-name="T4">Morphismen zwischen Vektorräumen sind zum Beispiel operationstreue Abbildungen, also lineare Abbildungen, die sich für endlichdimensionale Vektorräume durch Matrizen beschreiben lassen. </text:span></text:p>
            <text:p text:style-name="P8"><text:span text:style-name="T4">Nicht in jeder Kategorie existieren solche universellen Objekte.</text:span></text:p>
            <text:p text:style-name="P8"><text:span text:style-name="T4">Anmerkung: Die Konstruktion lässt sich leicht auf endlich viele S</text:span><text:span text:style-name="T8">i</text:span><text:span text:style-name="T4"> und sogar auf unendlich viele S</text:span><text:span text:style-name="T8">i</text:span><text:span text:style-name="T4">, i </text:span><text:span text:style-name="T24">∈ </text:span><text:span text:style-name="T25">I, verallgemeinern, und so ist es in der Mathematik auch gemeint.</text:span></text:p>
          </draw:text-box>
        </draw:frame>
        <presentation:notes draw:style-name="dp4">
          <draw:page-thumbnail draw:style-name="gr13" draw:layer="layout" svg:width="13.617cm" svg:height="10.214cm" svg:x="2.451cm" svg:y="2.041cm" draw:page-number="4" presentation:class="page"/>
          <draw:frame presentation:style-name="pr3" draw:text-style-name="P17" draw:layer="layout" svg:width="13.591cm" svg:height="12.252cm" svg:x="2.464cm" svg:y="12.934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>
        <office:forms form:automatic-focus="false" form:apply-design-mode="false"/>
        <draw:frame presentation:style-name="pr6" draw:text-style-name="P9" draw:layer="layout" svg:width="24cm" svg:height="13.148cm" svg:x="0.8cm" svg:y="2.9cm" presentation:class="outline" presentation:user-transformed="true">
          <draw:text-box>
            <text:p text:style-name="P18"><text:span text:style-name="T7">Kategorie der Mengen</text:span></text:p>
            <text:p text:style-name="P8"><text:span text:style-name="T4">In dieser Kategorie existieren direkte Summen U sowohl für endliche als auch unendliche Indexmengen I. Dies ist gerade </text:span><text:span text:style-name="T7">die disjunkte Vereinigung </text:span><text:span text:style-name="T4">der Mengen S</text:span><text:span text:style-name="T8">i</text:span><text:span text:style-name="T4">. </text:span></text:p>
            <text:p text:style-name="P8"><text:span text:style-name="T4">Die Abbildungen p</text:span><text:span text:style-name="T8">i</text:span><text:span text:style-name="T4"> sind gerade die Einbettungen p</text:span><text:span text:style-name="T8">i</text:span><text:span text:style-name="T4"> : S</text:span><text:span text:style-name="T8">i</text:span><text:span text:style-name="T4"> → U der Teilmengen in deren disjunkte Vereinigung.</text:span></text:p>
            <text:p text:style-name="P8"><text:span text:style-name="T9">Die Abbildung f : U → S ergibt sich wie folgt: Für jedes a </text:span><text:span text:style-name="T17">∈ </text:span><text:span text:style-name="T18">U existieren genau ein i und ein </text:span><text:span text:style-name="T9">a‘ </text:span><text:span text:style-name="T24">∈ </text:span><text:span text:style-name="T25">S</text:span><text:span text:style-name="T26">i</text:span><text:span text:style-name="T25"> mit a=p</text:span><text:span text:style-name="T26">i</text:span><text:span text:style-name="T25">(a‘). Setze f(a)=f</text:span><text:span text:style-name="T26">i</text:span><text:span text:style-name="T25">(a‘).</text:span></text:p>
            <text:p text:style-name="P8"><text:span text:style-name="T9">Ist |S</text:span><text:span text:style-name="T13">1</text:span><text:span text:style-name="T9">| = a, |S</text:span><text:span text:style-name="T13">2</text:span><text:span text:style-name="T9">| = b, so ist |</text:span><text:span text:style-name="T14">S</text:span><text:span text:style-name="T16">1</text:span><text:span text:style-name="T14"> </text:span><text:span text:style-name="T17">∐</text:span><text:span text:style-name="T21"> S</text:span><text:span text:style-name="T22">2</text:span><text:span text:style-name="T21">| = a+b.</text:span></text:p>
            <text:p text:style-name="P8"><text:span text:style-name="T21">Das Ganze ist nicht mehr als die Summe seiner Teile.</text:span></text:p>
          </draw:text-box>
        </draw:frame>
        <presentation:notes draw:style-name="dp4">
          <draw:page-thumbnail draw:style-name="gr13" draw:layer="layout" svg:width="13.617cm" svg:height="10.214cm" svg:x="2.451cm" svg:y="2.041cm" draw:page-number="5" presentation:class="page"/>
          <draw:frame presentation:style-name="pr3" draw:text-style-name="P17" draw:layer="layout" svg:width="13.591cm" svg:height="12.252cm" svg:x="2.464cm" svg:y="12.934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>
        <office:forms form:automatic-focus="false" form:apply-design-mode="false"/>
        <draw:frame presentation:style-name="pr7" draw:text-style-name="P9" draw:layer="layout" svg:width="24cm" svg:height="10.837cm" svg:x="0.8cm" svg:y="3.1cm" presentation:class="outline" presentation:user-transformed="true">
          <draw:text-box>
            <text:p text:style-name="P18"><text:span text:style-name="T7">Alle Pfeile umdrehen (TRIZ Prinzip 13)</text:span></text:p>
            <text:p text:style-name="P8"><text:span text:style-name="T9">Gesucht sind f</text:span><text:span text:style-name="T13">1</text:span><text:span text:style-name="T9"> : S</text:span><text:span text:style-name="T13">1</text:span><text:span text:style-name="T9"> ← S, f</text:span><text:span text:style-name="T13">2</text:span><text:span text:style-name="T9"> : S</text:span><text:span text:style-name="T13">2</text:span><text:span text:style-name="T9"> </text:span><text:span text:style-name="T4">← S.</text:span></text:p>
            <text:p text:style-name="P8"><text:span text:style-name="T9">Gibt es für diese Konstellation ein </text:span><text:span text:style-name="T10">universelles kategorielles Objekt, </text:span><text:span text:style-name="T9">d.h. ein universelles U und universelle Abbildungen </text:span><text:span text:style-name="T9"><text:line-break/></text:span><text:span text:style-name="T9">p</text:span><text:span text:style-name="T13">1</text:span><text:span text:style-name="T9"> : S</text:span><text:span text:style-name="T13">1</text:span><text:span text:style-name="T9"> ← U, p</text:span><text:span text:style-name="T13">2</text:span><text:span text:style-name="T9"> : S</text:span><text:span text:style-name="T13">2</text:span><text:span text:style-name="T9"> </text:span><text:span text:style-name="T4">← U, so dass sich </text:span><text:span text:style-name="T11">für jedes Tripel (f</text:span><text:span text:style-name="T12">1</text:span><text:span text:style-name="T11">, f</text:span><text:span text:style-name="T12">2</text:span><text:span text:style-name="T11">, S)</text:span><text:span text:style-name="T4"> die obige Konstellation als </text:span></text:p>
            <text:p text:style-name="P8"><text:span text:style-name="T9">f</text:span><text:span text:style-name="T13">1</text:span><text:span text:style-name="T9"> = p</text:span><text:span text:style-name="T13">1 </text:span><text:span text:style-name="T14">◦ f</text:span><text:span text:style-name="T9"> : S</text:span><text:span text:style-name="T13">1</text:span><text:span text:style-name="T9"> ← U ← S, f</text:span><text:span text:style-name="T13">2</text:span><text:span text:style-name="T9"> = p</text:span><text:span text:style-name="T13">2 </text:span><text:span text:style-name="T14">◦ f</text:span><text:span text:style-name="T9"> : S</text:span><text:span text:style-name="T13">2</text:span><text:span text:style-name="T9"> ← U </text:span><text:span text:style-name="T4">← S</text:span></text:p>
            <text:p text:style-name="P8"><text:span text:style-name="T15">für ein geeignetes </text:span><text:span text:style-name="T14">f = f</text:span><text:span text:style-name="T16">1</text:span><text:span text:style-name="T14"> </text:span><text:span text:style-name="T17">⊗ </text:span><text:span text:style-name="T18">f</text:span><text:span text:style-name="T19">2</text:span><text:span text:style-name="T14"> : S → U schreiben lässt. U heißt in dem Fall </text:span><text:span text:style-name="T20">direktes Produkt </text:span><text:span text:style-name="T14">und man schreibt U = S</text:span><text:span text:style-name="T16">1</text:span><text:span text:style-name="T14"> </text:span><text:span text:style-name="T17">∏</text:span><text:span text:style-name="T21"> S</text:span><text:span text:style-name="T22">2</text:span><text:span text:style-name="T21">.</text:span><text:span text:style-name="T14"> </text:span></text:p>
          </draw:text-box>
        </draw:frame>
        <draw:frame draw:style-name="gr11" draw:text-style-name="P16" draw:layer="layout" svg:width="1.8cm" svg:height="1.27cm" svg:x="4.3cm" svg:y="14.2cm">
          <draw:text-box>
            <text:p><text:span text:style-name="T5">f</text:span><text:span text:style-name="T6">1</text:span></text:p>
          </draw:text-box>
        </draw:frame>
        <draw:line draw:style-name="gr10" draw:text-style-name="P15" draw:layer="layout" svg:x1="5.7cm" svg:y1="16.4cm" svg:x2="3.7cm" svg:y2="17.3cm">
          <text:p/>
        </draw:line>
        <draw:frame draw:style-name="gr11" draw:text-style-name="P16" draw:layer="layout" svg:width="1.8cm" svg:height="1.27cm" svg:x="4.2cm" svg:y="15.502cm">
          <draw:text-box>
            <text:p><text:span text:style-name="T5">f</text:span><text:span text:style-name="T6">2</text:span></text:p>
          </draw:text-box>
        </draw:frame>
        <draw:frame draw:style-name="gr11" draw:text-style-name="P16" draw:layer="layout" svg:width="1.6cm" svg:height="1.27cm" svg:x="2.4cm" svg:y="14.3cm">
          <draw:text-box>
            <text:p><text:span text:style-name="T5">S</text:span><text:span text:style-name="T6">1</text:span></text:p>
          </draw:text-box>
        </draw:frame>
        <draw:frame draw:style-name="gr11" draw:text-style-name="P16" draw:layer="layout" svg:width="1.6cm" svg:height="1.27cm" svg:x="2.3cm" svg:y="16.7cm">
          <draw:text-box>
            <text:p><text:span text:style-name="T5">S</text:span><text:span text:style-name="T6">2</text:span></text:p>
          </draw:text-box>
        </draw:frame>
        <draw:frame draw:style-name="gr14" draw:text-style-name="P16" draw:layer="layout" svg:width="1.6cm" svg:height="1.098cm" svg:x="5.7cm" svg:y="15.6cm">
          <draw:text-box>
            <text:p><text:span text:style-name="T5">S</text:span></text:p>
          </draw:text-box>
        </draw:frame>
        <draw:frame draw:style-name="gr11" draw:text-style-name="P16" draw:layer="layout" svg:width="1.8cm" svg:height="1.27cm" svg:x="14.5cm" svg:y="14.2cm">
          <draw:text-box>
            <text:p><text:span text:style-name="T23">p</text:span><text:span text:style-name="T6">1</text:span></text:p>
          </draw:text-box>
        </draw:frame>
        <draw:frame draw:style-name="gr11" draw:text-style-name="P16" draw:layer="layout" svg:width="1.8cm" svg:height="1.27cm" svg:x="14.4cm" svg:y="15.702cm">
          <draw:text-box>
            <text:p><text:span text:style-name="T23">p</text:span><text:span text:style-name="T6">2</text:span></text:p>
          </draw:text-box>
        </draw:frame>
        <draw:frame draw:style-name="gr11" draw:text-style-name="P16" draw:layer="layout" svg:width="1.6cm" svg:height="1.27cm" svg:x="12.6cm" svg:y="14.3cm">
          <draw:text-box>
            <text:p><text:span text:style-name="T5">S</text:span><text:span text:style-name="T6">1</text:span></text:p>
          </draw:text-box>
        </draw:frame>
        <draw:frame draw:style-name="gr11" draw:text-style-name="P16" draw:layer="layout" svg:width="1.6cm" svg:height="1.27cm" svg:x="12.5cm" svg:y="16.7cm">
          <draw:text-box>
            <text:p><text:span text:style-name="T5">S</text:span><text:span text:style-name="T6">2</text:span></text:p>
          </draw:text-box>
        </draw:frame>
        <draw:custom-shape draw:style-name="gr15" draw:text-style-name="P10" draw:layer="layout" svg:width="2.8cm" svg:height="1.2cm" svg:x="8.7cm" svg:y="1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16" draw:layer="layout" svg:width="1.6cm" svg:height="1.098cm" svg:x="19.6cm" svg:y="15.7cm">
          <draw:text-box>
            <text:p><text:span text:style-name="T5">S</text:span></text:p>
          </draw:text-box>
        </draw:frame>
        <draw:frame draw:style-name="gr14" draw:text-style-name="P16" draw:layer="layout" svg:width="1.6cm" svg:height="1.098cm" svg:x="16.1cm" svg:y="15.7cm">
          <draw:text-box>
            <text:p><text:span text:style-name="T5">U</text:span></text:p>
          </draw:text-box>
        </draw:frame>
        <draw:frame draw:style-name="gr16" draw:text-style-name="P16" draw:layer="layout" svg:width="1.2cm" svg:height="1.2cm" svg:x="18cm" svg:y="15.1cm">
          <draw:text-box>
            <text:p><text:span text:style-name="T5">f</text:span></text:p>
          </draw:text-box>
        </draw:frame>
        <draw:line draw:style-name="gr10" draw:text-style-name="P15" draw:layer="layout" svg:x1="5.701cm" svg:y1="15.987cm" svg:x2="3.8cm" svg:y2="15cm">
          <text:p/>
        </draw:line>
        <draw:line draw:style-name="gr10" draw:text-style-name="P15" draw:layer="layout" svg:x1="16.002cm" svg:y1="16.088cm" svg:x2="14.101cm" svg:y2="15.101cm">
          <text:p/>
        </draw:line>
        <draw:line draw:style-name="gr10" draw:text-style-name="P15" draw:layer="layout" svg:x1="16.101cm" svg:y1="16.5cm" svg:x2="14.101cm" svg:y2="17.4cm">
          <text:p/>
        </draw:line>
        <draw:line draw:style-name="gr10" draw:text-style-name="P15" draw:layer="layout" svg:x1="19.302cm" svg:y1="16.3cm" svg:x2="17.3cm" svg:y2="16.3cm">
          <text:p/>
        </draw:line>
        <presentation:notes draw:style-name="dp4">
          <draw:page-thumbnail draw:style-name="gr13" draw:layer="layout" svg:width="13.617cm" svg:height="10.214cm" svg:x="2.451cm" svg:y="2.041cm" draw:page-number="6" presentation:class="page"/>
          <draw:frame presentation:style-name="pr3" draw:text-style-name="P17" draw:layer="layout" svg:width="13.591cm" svg:height="12.252cm" svg:x="2.464cm" svg:y="12.934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>
        <office:forms form:automatic-focus="false" form:apply-design-mode="false"/>
        <draw:frame presentation:style-name="pr8" draw:text-style-name="P9" draw:layer="layout" svg:width="24cm" svg:height="4.7cm" svg:x="0.8cm" svg:y="3.1cm" presentation:class="outline" presentation:user-transformed="true">
          <draw:text-box>
            <text:p text:style-name="P8"><text:span text:style-name="T4">Wie ändert sich dabei die Perspektive auf den Systembegriff?</text:span></text:p>
          </draw:text-box>
        </draw:frame>
        <draw:custom-shape draw:style-name="gr4" draw:text-style-name="P10" draw:layer="layout" svg:width="6.6cm" svg:height="6.6cm" svg:x="2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1" draw:layer="layout" svg:width="2.8cm" svg:height="3cm" svg:x="2.8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2.8cm" svg:height="2.8cm" svg:x="4.4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draw:layer="layout" svg:width="7.4cm" svg:height="7.4cm" svg:x="16.6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3" draw:layer="layout" svg:width="2cm" svg:height="2cm" svg:x="11.4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4" draw:layer="layout" svg:width="2cm" svg:height="2cm" svg:x="11.6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5" draw:layer="layout" svg:x1="16.3cm" svg:y1="13.6cm" svg:x2="14cm" svg:y2="14.6cm">
          <text:p/>
        </draw:line>
        <draw:frame draw:style-name="gr11" draw:text-style-name="P16" draw:layer="layout" svg:width="1.8cm" svg:height="1.27cm" svg:x="14.6cm" svg:y="9.6cm">
          <draw:text-box>
            <text:p><text:span text:style-name="T5">f</text:span><text:span text:style-name="T6">1</text:span></text:p>
          </draw:text-box>
        </draw:frame>
        <draw:frame draw:style-name="gr11" draw:text-style-name="P16" draw:layer="layout" svg:width="1.8cm" svg:height="1.27cm" svg:x="14.5cm" svg:y="12.7cm">
          <draw:text-box>
            <text:p><text:span text:style-name="T5">f</text:span><text:span text:style-name="T6">2</text:span></text:p>
          </draw:text-box>
        </draw:frame>
        <draw:custom-shape draw:style-name="gr17" draw:text-style-name="P10" draw:layer="layout" svg:width="1.6cm" svg:height="1.8cm" svg:x="9.4cm" svg:y="11.6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0" draw:text-style-name="P15" draw:layer="layout" svg:x1="16cm" svg:y1="11.4cm" svg:x2="13.8cm" svg:y2="10.4cm">
          <text:p/>
        </draw:line>
        <presentation:notes draw:style-name="dp4">
          <draw:page-thumbnail draw:style-name="gr13" draw:layer="layout" svg:width="13.617cm" svg:height="10.214cm" svg:x="2.451cm" svg:y="2.041cm" draw:page-number="7" presentation:class="page"/>
          <draw:frame presentation:style-name="pr3" draw:text-style-name="P17" draw:layer="layout" svg:width="13.591cm" svg:height="12.252cm" svg:x="2.464cm" svg:y="12.934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>
        <office:forms form:automatic-focus="false" form:apply-design-mode="false"/>
        <draw:frame presentation:style-name="pr9" draw:text-style-name="P9" draw:layer="layout" svg:width="24cm" svg:height="12.81cm" svg:x="0.8cm" svg:y="2.9cm" presentation:class="outline" presentation:user-transformed="true">
          <draw:text-box>
            <text:p text:style-name="P18"><text:span text:style-name="T7">Kategorie der Mengen</text:span></text:p>
            <text:p text:style-name="P8"><text:span text:style-name="T4">In dieser Kategorie existieren direkte Produkte U sowohl für endliche als auch unendliche Indexmengen I. Dies ist gerade </text:span><text:span text:style-name="T7">das karthesische Produkt</text:span><text:span text:style-name="T4">. </text:span></text:p>
            <text:p text:style-name="P8"><text:span text:style-name="T4">Die Abbildungen p</text:span><text:span text:style-name="T8">i</text:span><text:span text:style-name="T4"> sind gerade die Projektionen p</text:span><text:span text:style-name="T8">i</text:span><text:span text:style-name="T4"> : U → S</text:span><text:span text:style-name="T8">i</text:span><text:span text:style-name="T4"> des Produkts auf die einzelnen Komponenten.</text:span></text:p>
            <text:p text:style-name="P8"><text:span text:style-name="T9">Die Abbildung f : S → U ergibt sich wie folgt: Für jedes a </text:span><text:span text:style-name="T17">∈ </text:span><text:span text:style-name="T18">S ist f(a) = (f</text:span><text:span text:style-name="T19">i</text:span><text:span text:style-name="T18">(a)) </text:span><text:span text:style-name="T17">∈ </text:span><text:span text:style-name="T18">U</text:span><text:span text:style-name="T25">.</text:span></text:p>
            <text:p text:style-name="P8"><text:span text:style-name="T9">Ist |S</text:span><text:span text:style-name="T13">1</text:span><text:span text:style-name="T9">| = a, |S</text:span><text:span text:style-name="T13">2</text:span><text:span text:style-name="T9">| = b, so ist |</text:span><text:span text:style-name="T14">S</text:span><text:span text:style-name="T16">1</text:span><text:span text:style-name="T14"> </text:span><text:span text:style-name="T17">∏</text:span><text:span text:style-name="T21"> S</text:span><text:span text:style-name="T22">2</text:span><text:span text:style-name="T21">| = a·b.</text:span></text:p>
            <text:p text:style-name="P8"><text:span text:style-name="T27">Das Ganze ist deutlich mehr als die Summe seiner Teile, der größte Teil der „Information“ ist relationaler Natur.</text:span></text:p>
          </draw:text-box>
        </draw:frame>
        <presentation:notes draw:style-name="dp4">
          <draw:page-thumbnail draw:style-name="gr13" draw:layer="layout" svg:width="13.617cm" svg:height="10.214cm" svg:x="2.451cm" svg:y="2.041cm" draw:page-number="8" presentation:class="page"/>
          <draw:frame presentation:style-name="pr3" draw:text-style-name="P17" draw:layer="layout" svg:width="13.591cm" svg:height="12.252cm" svg:x="2.464cm" svg:y="12.934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>
        <office:forms form:automatic-focus="false" form:apply-design-mode="false"/>
        <draw:frame presentation:style-name="pr10" draw:text-style-name="P9" draw:layer="layout" svg:width="24cm" svg:height="15.146cm" svg:x="0.8cm" svg:y="2.7cm" presentation:class="outline" presentation:user-transformed="true">
          <draw:text-box>
            <text:p text:style-name="P18"><text:span text:style-name="T7">Submersive und immersive Systemtheorien</text:span></text:p>
            <text:p text:style-name="P8"><text:span text:style-name="T4">Systemtheorien machen selten einen Unterschied zwischen diesen beiden Zugängen. </text:span></text:p>
            <text:p text:style-name="P8"><text:span text:style-name="T4">Zur Unterscheidung der Zugänge bezeichnet man Systemtheorien, in denen das erste Modellierungsprinzip dominiert, als </text:span><text:span text:style-name="T7">immersive Systemtheorien</text:span><text:span text:style-name="T4">. Man erkennt sie daran, dass ihre Konstruktionen wesentlich auf Einbettungen (Immersionen) aufbauen.</text:span></text:p>
            <text:p text:style-name="P8"><text:span text:style-name="T4">Systemtheorien, die auf dem zweiten Modellierungsprinzip aufbauen, bezeichnet man als </text:span><text:span text:style-name="T7">submersive Systemtheorien</text:span><text:span text:style-name="T4">. Man erkennt sie daran, dass ihre Konstruktionen wesentlich auf Projektionen (Submersionen) aufbauen und damit auf Prozessen gestaffelter Komplexitätsreduktion. </text:span></text:p>
            <text:p text:style-name="P8"><text:span text:style-name="T4">Die Theorie dynamischer Systeme ist eine submersive Systemtheorie.</text:span></text:p>
          </draw:text-box>
        </draw:frame>
        <presentation:notes draw:style-name="dp4">
          <draw:page-thumbnail draw:style-name="gr13" draw:layer="layout" svg:width="13.617cm" svg:height="10.214cm" svg:x="2.451cm" svg:y="2.041cm" draw:page-number="9" presentation:class="page"/>
          <draw:frame presentation:style-name="pr3" draw:text-style-name="P17" draw:layer="layout" svg:width="13.591cm" svg:height="12.252cm" svg:x="2.464cm" svg:y="12.93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a1" svg:font-family="Symbola"/>
    <style:font-face style:name="Verdana1" svg:font-family="Verdana" style:font-family-generic="swiss"/>
    <style:font-face style:name="Arial" svg:font-family="Arial" style:font-pitch="variable"/>
    <style:font-face style:name="Arial Unicode MS" svg:font-family="'Arial Unicode MS'" style:font-pitch="variable"/>
    <style:font-face style:name="Symbola" svg:font-family="Symbola" style:font-pitch="variable"/>
    <style:font-face style:name="Tahoma" svg:font-family="Tahoma" style:font-pitch="variable"/>
    <style:font-face style:name="Times New Roman1" svg:font-family="'Times New Roman'" style:font-pitch="variable"/>
    <style:font-face style:name="Verdana4" svg:font-family="Verdan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2" svg:font-family="Verdana" style:font-family-generic="roman" style:font-pitch="variable"/>
    <style:font-face style:name="Arial Unicode MS1" svg:font-family="'Arial Unicode MS'" style:font-family-generic="swiss" style:font-pitch="variable"/>
    <style:font-face style:name="Tahoma3" svg:font-family="Tahoma" style:font-family-generic="swiss" style:font-pitch="variable"/>
    <style:font-face style:name="Verdana3" svg:font-family="Verdana" style:font-family-generic="swiss" style:font-pitch="variable"/>
    <style:font-face style:name="Verdana" svg:font-family="Verdana" style:font-adornments="Fett" style:font-family-generic="swiss" style:font-pitch="variable"/>
    <style:font-face style:name="Arial Unicode MS2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2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2" style:font-size-asian="24pt" style:language-asian="zxx" style:country-asian="none" style:font-name-complex="Tahoma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Verdana3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Verdana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3" fo:font-family="Verdana" style:font-family-generic="swiss" style:font-pitch="variable" fo:font-size="24pt" fo:font-style="normal" fo:text-shadow="none" style:text-underline-style="none" fo:font-weight="normal" style:font-name-asian="Arial Unicode MS2" style:font-family-asian="'Arial Unicode MS'" style:font-family-generic-asian="system" style:font-pitch-asian="variable" style:font-size-asian="24pt" style:font-style-asian="normal" style:font-weight-asian="normal" style:font-name-complex="Tahoma2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_5f_1_5f_1" style:display-name="Standard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_5f_1_5f_1" style:display-name="Standard_1_1">
          <text:list-level-style-bullet text:level="1" text:bullet-char="•">
            <style:list-level-properties/>
            <style:text-properties style:font-name="Verdana3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Verdana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3" fo:font-family="Verdana" style:font-family-generic="swiss" style:font-pitch="variable" fo:font-size="24pt" fo:font-style="normal" fo:text-shadow="none" style:text-underline-style="none" fo:font-weight="normal" style:font-name-asian="Arial Unicode MS2" style:font-family-asian="'Arial Unicode MS'" style:font-family-generic-asian="system" style:font-pitch-asian="variable" style:font-size-asian="24pt" style:font-style-asian="normal" style:font-weight-asian="normal" style:font-name-complex="Tahoma2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_5f_1" style:display-name="Standard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_5f_1" style:display-name="Standard_1">
          <text:list-level-style-bullet text:level="1" text:bullet-char="•">
            <style:list-level-properties/>
            <style:text-properties style:font-name="Verdana3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Verdana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3" fo:font-family="Verdana" style:font-family-generic="swiss" style:font-pitch="variable" fo:font-size="24pt" fo:font-style="normal" fo:text-shadow="none" style:text-underline-style="none" fo:font-weight="normal" style:font-name-asian="Arial Unicode MS2" style:font-family-asian="'Arial Unicode MS'" style:font-family-generic-asian="system" style:font-pitch-asian="variable" style:font-size-asian="24pt" style:font-style-asian="normal" style:font-weight-asian="normal" style:font-name-complex="Tahoma2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_5f_1_5f_1_5f_1" style:display-name="Standard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_5f_1_5f_1_5f_1" style:display-name="Standard_1_1_1">
          <text:list-level-style-bullet text:level="1" text:bullet-char="•">
            <style:list-level-properties/>
            <style:text-properties style:font-name="Verdana3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Verdana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3" fo:font-family="Verdana" style:font-family-generic="swiss" style:font-pitch="variable" fo:font-size="24pt" fo:font-style="normal" fo:text-shadow="none" style:text-underline-style="none" fo:font-weight="normal" style:font-name-asian="Arial Unicode MS2" style:font-family-asian="'Arial Unicode MS'" style:font-family-generic-asian="system" style:font-pitch-asian="variable" style:font-size-asian="24pt" style:font-style-asian="normal" style:font-weight-asian="normal" style:font-name-complex="Tahoma2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_5f_1_5f_1_5f_1_5f_1" style:display-name="Standard_1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_5f_1_5f_1_5f_1_5f_1" style:display-name="Standard_1_1_1_1">
          <text:list-level-style-bullet text:level="1" text:bullet-char="•">
            <style:list-level-properties/>
            <style:text-properties style:font-name="Verdana3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Verdana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3" fo:font-family="Verdana" style:font-family-generic="swiss" style:font-pitch="variable" fo:font-size="24pt" fo:font-style="normal" fo:text-shadow="none" style:text-underline-style="none" fo:font-weight="normal" style:font-name-asian="Arial Unicode MS2" style:font-family-asian="'Arial Unicode MS'" style:font-family-generic-asian="system" style:font-pitch-asian="variable" style:font-size-asian="24pt" style:font-style-asian="normal" style:font-weight-asian="normal" style:font-name-complex="Tahoma2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_5f_2" style:display-name="Standard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_5f_2" style:display-name="Standard_2">
          <text:list-level-style-bullet text:level="1" text:bullet-char="•">
            <style:list-level-properties/>
            <style:text-properties style:font-name="Verdana3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Verdana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3" fo:font-family="Verdana" style:font-family-generic="swiss" style:font-pitch="variable" fo:font-size="24pt" fo:font-style="normal" fo:text-shadow="none" style:text-underline-style="none" fo:font-weight="normal" style:font-name-asian="Arial Unicode MS2" style:font-family-asian="'Arial Unicode MS'" style:font-family-generic-asian="system" style:font-pitch-asian="variable" style:font-size-asian="24pt" style:font-style-asian="normal" style:font-weight-asian="normal" style:font-name-complex="Tahoma2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_5f_3" style:display-name="Standard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_5f_3" style:display-name="Standard_3">
          <text:list-level-style-bullet text:level="1" text:bullet-char="•">
            <style:list-level-properties/>
            <style:text-properties style:font-name="Verdana3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Verdana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3" fo:font-family="Verdana" style:font-family-generic="swiss" style:font-pitch="variable" fo:font-size="24pt" fo:font-style="normal" fo:text-shadow="none" style:text-underline-style="none" fo:font-weight="normal" style:font-name-asian="Arial Unicode MS2" style:font-family-asian="'Arial Unicode MS'" style:font-family-generic-asian="system" style:font-pitch-asian="variable" style:font-size-asian="24pt" style:font-style-asian="normal" style:font-weight-asian="normal" style:font-name-complex="Tahoma2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_5f_4" style:display-name="Standard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_5f_4" style:display-name="Standard_4">
          <text:list-level-style-bullet text:level="1" text:bullet-char="•">
            <style:list-level-properties/>
            <style:text-properties style:font-name="Verdana3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Verdana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3" fo:font-family="Verdana" style:font-family-generic="swiss" style:font-pitch="variable" fo:font-size="24pt" fo:font-style="normal" fo:text-shadow="none" style:text-underline-style="none" fo:font-weight="normal" style:font-name-asian="Arial Unicode MS2" style:font-family-asian="'Arial Unicode MS'" style:font-family-generic-asian="system" style:font-pitch-asian="variable" style:font-size-asian="24pt" style:font-style-asian="normal" style:font-weight-asian="normal" style:font-name-complex="Tahoma2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kt_20_ohne_20_Füllung_20_und_20_Linie_5f_3" style:display-name="Objekt ohne Füllung und Linie_3" style:family="graphic" style:parent-style-name="Standard_5f_1">
      <style:graphic-properties draw:stroke="none" draw:fill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style:font-name="Verdana3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Verdana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Verdana3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style:font-name="Verdana3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Verdana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3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3" fo:font-family="Verdana" style:font-family-generic="swiss" style:font-pitch="variable" fo:font-size="12pt" fo:font-style="normal" fo:text-shadow="none" style:text-underline-style="none" fo:font-weight="normal" style:font-name-asian="Arial Unicode MS2" style:font-family-asian="'Arial Unicode MS'" style:font-family-generic-asian="system" style:font-pitch-asian="variable" style:font-size-asian="12pt" style:font-style-asian="normal" style:font-weight-asian="normal" style:font-name-complex="Tahoma2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•">
            <style:list-level-properties text:min-label-width="0.952cm"/>
            <style:text-properties style:font-name="Verdana3" fo:color="#000000" fo:font-size="100%"/>
          </text:list-level-style-bullet>
          <text:list-level-style-bullet text:level="2" text:bullet-char="">
            <style:list-level-properties text:space-before="1.27cm" text:min-label-width="0.793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°">
            <style:list-level-properties text:space-before="2.54cm" text:min-label-width="0.635cm"/>
            <style:text-properties style:font-name="Verdana3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Verdana3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Verdana3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Verdana3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Verdana3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Verdana3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Verdana3" fo:font-family="Verdana" style:font-family-generic="swiss" style:font-pitch="variable" fo:font-size="18pt" fo:font-style="normal" fo:text-shadow="none" style:text-underline-style="none" fo:font-weight="normal" style:font-name-asian="Arial Unicode MS2" style:font-family-asian="'Arial Unicode MS'" style:font-family-generic-asian="system" style:font-pitch-asian="variable" style:font-size-asian="18pt" style:font-style-asian="normal" style:font-weight-asian="normal" style:font-name-complex="Tahoma2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3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Verdana3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3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3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3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3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3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3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style:font-name="Verdana3" fo:color="#000000" fo:font-size="100%"/>
          </text:list-level-style-bullet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°">
            <style:list-level-properties text:space-before="2.54cm"/>
            <style:text-properties style:font-name="Verdana3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Verdana3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Verdana3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Verdana3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Verdana3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Verdana3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Verdana3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3" fo:font-family="Verdana" style:font-family-generic="swiss" style:font-pitch="variable" fo:font-size="18pt" fo:font-style="normal" fo:text-shadow="none" style:text-underline-style="none" fo:font-weight="normal" style:font-name-asian="Arial Unicode MS2" style:font-family-asian="'Arial Unicode MS'" style:font-family-generic-asian="system" style:font-pitch-asian="variable" style:font-size-asian="18pt" style:font-style-asian="normal" style:font-weight-asian="normal" style:font-name-complex="Tahoma2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list-level-properties/>
            <style:text-properties style:font-name="Verdana3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3" fo:font-family="Verdana" style:font-family-generic="swiss" style:font-pitch="variable" fo:font-size="18pt" fo:font-style="normal" fo:text-shadow="none" style:text-underline-style="none" fo:font-weight="bold" style:font-name-asian="Arial Unicode MS2" style:font-family-asian="'Arial Unicode MS'" style:font-family-generic-asian="system" style:font-pitch-asian="variable" style:font-size-asian="18pt" style:font-style-asian="normal" style:font-weight-asian="bold" style:font-name-complex="Tahoma2" style:font-family-complex="Tahoma" style:font-family-generic-complex="system" style:font-pitch-complex="variable" style:font-size-complex="18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52cm" fo:page-height="27.2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61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61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18cm" svg:stroke-color="#006cab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5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Standard-backgroundobjects" style:list-style-name="ML1">
      <style:graphic-properties draw:stroke="none" draw:fill="none" draw:fill-color="#00cc99" draw:textarea-horizontal-align="justify" draw:textarea-vertical-align="top" draw:auto-grow-height="false" draw:auto-grow-width="false" fo:min-height="0.849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" style:family="presentation" style:parent-style-name="Standard-backgroundobjects" style:list-style-name="ML1">
      <style:graphic-properties draw:stroke="none" draw:fill="none" draw:fill-color="#00cc99" draw:textarea-horizontal-align="justify" draw:textarea-vertical-align="top" draw:auto-grow-height="false" draw:auto-grow-width="false" fo:min-height="0.849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00cc99" draw:textarea-horizontal-align="justify" draw:textarea-vertical-align="top" draw:auto-grow-height="false" draw:auto-grow-width="false" fo:min-height="1.36cm" fo:min-width="0cm" fo:padding-top="0.131cm" fo:padding-bottom="0.131cm" fo:padding-left="0.261cm" fo:padding-right="0.261cm" fo:wrap-option="wrap" draw:shadow="hidden" draw:shadow-color="#808080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00cc99" draw:textarea-horizontal-align="justify" draw:textarea-vertical-align="bottom" draw:auto-grow-height="false" draw:auto-grow-width="false" fo:min-height="1.361cm" fo:min-width="0cm" fo:padding-top="0.131cm" fo:padding-bottom="0.131cm" fo:padding-left="0.261cm" fo:padding-right="0.261cm" fo:wrap-option="wrap" draw:shadow="hidden" draw:shadow-color="#808080"/>
      <style:paragraph-properties style:writing-mode="lr-tb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MP6" style:family="paragraph">
      <style:paragraph-properties fo:margin-left="0cm" fo:margin-right="0cm" fo:text-indent="0cm" style:writing-mode="lr-tb"/>
    </style:style>
    <style:style style:name="MP7" style:family="paragraph">
      <loext:graphic-properties draw:fill="none" draw:fill-color="#00cc99"/>
      <style:paragraph-properties fo:margin-left="0cm" fo:margin-right="0cm" fo:text-indent="0cm" style:writing-mode="lr-tb"/>
    </style:style>
    <style:style style:name="MP8" style:family="paragraph">
      <style:paragraph-properties fo:margin-left="0cm" fo:margin-right="0cm" fo:text-align="end" fo:text-indent="0cm" style:writing-mode="lr-tb"/>
    </style:style>
    <style:style style:name="MP9" style:family="paragraph">
      <loext:graphic-properties draw:fill="none" draw:fill-color="#00cc99"/>
      <style:paragraph-properties fo:margin-left="0cm" fo:margin-right="0cm" fo:text-align="end" fo:text-indent="0cm" style:writing-mode="lr-tb"/>
    </style:style>
    <style:style style:name="MP10" style:family="paragraph">
      <style:paragraph-properties fo:margin-left="0cm" fo:margin-right="0cm" fo:margin-top="0.176cm" fo:margin-bottom="0cm" fo:line-height="100%" fo:text-indent="0cm"/>
    </style:style>
    <style:style style:name="MP11" style:family="paragraph">
      <loext:graphic-properties draw:fill="none" draw:fill-color="#00cc99"/>
      <style:paragraph-properties fo:margin-left="0cm" fo:margin-right="0cm" fo:margin-top="0.176cm" fo:margin-bottom="0cm" fo:line-height="100%" fo:text-indent="0cm" style:writing-mode="lr-tb"/>
    </style:style>
    <style:style style:name="MP12" style:family="paragraph">
      <loext:graphic-properties draw:fill="solid"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de" fo:country="DE" style:font-size-asian="12pt" style:font-size-complex="12pt"/>
    </style:style>
    <style:style style:name="MT3" style:family="text">
      <style:text-properties style:font-name="Arial" fo:font-size="8pt" fo:font-weight="bold" style:font-size-asian="8pt" style:font-weight-asian="bold" style:font-size-complex="8pt" style:font-weight-complex="bold"/>
    </style:style>
    <text:list-style style:name="ML1">
      <text:list-level-style-bullet text:level="1" text:bullet-char="•">
        <style:list-level-properties/>
        <style:text-properties style:font-name="Verdana3" fo:color="#000000" fo:font-size="100%"/>
      </text:list-level-style-bullet>
      <text:list-level-style-bullet text:level="2" text:bullet-char="•">
        <style:list-level-properties text:space-before="1.27cm"/>
        <style:text-properties style:font-name="Verdana3" fo:color="#000000" fo:font-size="100%"/>
      </text:list-level-style-bullet>
      <text:list-level-style-bullet text:level="3" text:bullet-char="•">
        <style:list-level-properties text:space-before="2.54cm"/>
        <style:text-properties style:font-name="Verdana3" fo:color="#000000" fo:font-size="100%"/>
      </text:list-level-style-bullet>
      <text:list-level-style-bullet text:level="4" text:bullet-char="•">
        <style:list-level-properties text:space-before="3.81cm"/>
        <style:text-properties style:font-name="Verdana3" fo:color="#000000" fo:font-size="100%"/>
      </text:list-level-style-bullet>
      <text:list-level-style-bullet text:level="5" text:bullet-char="•">
        <style:list-level-properties text:space-before="5.08cm"/>
        <style:text-properties style:font-name="Verdana3" fo:color="#000000" fo:font-size="100%"/>
      </text:list-level-style-bullet>
      <text:list-level-style-bullet text:level="6" text:bullet-char="•">
        <style:list-level-properties text:space-before="5.08cm"/>
        <style:text-properties style:font-name="Verdana3" fo:color="#000000" fo:font-size="100%"/>
      </text:list-level-style-bullet>
      <text:list-level-style-bullet text:level="7" text:bullet-char="•">
        <style:list-level-properties text:space-before="5.08cm"/>
        <style:text-properties style:font-name="Verdana3" fo:color="#000000" fo:font-size="100%"/>
      </text:list-level-style-bullet>
      <text:list-level-style-bullet text:level="8" text:bullet-char="•">
        <style:list-level-properties text:space-before="5.08cm"/>
        <style:text-properties style:font-name="Verdana3" fo:color="#000000" fo:font-size="100%"/>
      </text:list-level-style-bullet>
      <text:list-level-style-bullet text:level="9" text:bullet-char="•">
        <style:list-level-properties text:space-before="5.08cm"/>
        <style:text-properties style:font-name="Verdana3" fo:color="#000000" fo:font-size="100%"/>
      </text:list-level-style-bullet>
      <text:list-level-style-bullet text:level="10" text:bullet-char="•">
        <style:list-level-properties text:space-before="5.08cm"/>
        <style:text-properties style:font-name="Verdana3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48cm" svg:height="4.86cm" svg:x="1.852cm" svg:y="3.831cm"/>
      <draw:page-thumbnail draw:layer="backgroundobjects" svg:width="6.48cm" svg:height="4.86cm" svg:x="10.186cm" svg:y="3.831cm"/>
      <draw:page-thumbnail draw:layer="backgroundobjects" svg:width="6.48cm" svg:height="4.86cm" svg:x="1.852cm" svg:y="11.183cm"/>
      <draw:page-thumbnail draw:layer="backgroundobjects" svg:width="6.48cm" svg:height="4.86cm" svg:x="10.186cm" svg:y="11.183cm"/>
      <draw:page-thumbnail draw:layer="backgroundobjects" svg:width="6.48cm" svg:height="4.86cm" svg:x="1.852cm" svg:y="18.535cm"/>
      <draw:page-thumbnail draw:layer="backgroundobjects" svg:width="6.48cm" svg:height="4.86cm" svg:x="10.186cm" svg:y="18.535cm"/>
      <draw:frame draw:style-name="Mgr1" draw:text-style-name="MP2" draw:layer="backgroundobjects" svg:width="8.036cm" svg:height="1.3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036cm" svg:height="1.36cm" svg:x="10.4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036cm" svg:height="1.36cm" svg:x="0cm" svg:y="25.86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036cm" svg:height="1.36cm" svg:x="10.483cm" svg:y="25.869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draw:style-name="Mgr3" draw:text-style-name="MP5" draw:layer="backgroundobjects" svg:width="16.902cm" svg:height="2.125cm" svg:x="0cm" svg:y="0cm">
        <draw:image xlink:href="Pictures/10000000000004C6000000B83AB9D6FF2FF25010.jpg" xlink:type="simple" xlink:show="embed" xlink:actuate="onLoad" loext:mime-type="image/jpeg">
          <text:p/>
        </draw:image>
      </draw:frame>
      <draw:frame draw:style-name="Mgr3" draw:text-style-name="MP5" draw:layer="backgroundobjects" svg:width="3.545cm" svg:height="0.939cm" svg:x="17.899cm" svg:y="18.111cm">
        <draw:image xlink:href="Pictures/10000201000002580000004B06316737AB52C426.png" xlink:type="simple" xlink:show="embed" xlink:actuate="onLoad" loext:mime-type="image/png">
          <text:p/>
        </draw:image>
      </draw:frame>
      <draw:frame presentation:style-name="Standard-outline1" draw:layer="backgroundobjects" svg:width="22.437cm" svg:height="11.049cm" svg:x="1.3cm" svg:y="2.725cm" presentation:class="outline" presentation:placeholder="true">
        <draw:text-box/>
      </draw:frame>
      <draw:frame presentation:style-name="Mpr1" draw:text-style-name="MP7" draw:layer="backgroundobjects" svg:width="17.101cm" svg:height="0.848cm" svg:x="1.499cm" svg:y="18.202cm" presentation:class="footer">
        <draw:text-box>
          <text:p text:style-name="MP6"><text:span text:style-name="MT2"><presentation:footer/></text:span></text:p>
        </draw:text-box>
      </draw:frame>
      <draw:frame presentation:style-name="Mpr2" draw:text-style-name="MP9" draw:layer="backgroundobjects" svg:width="1.905cm" svg:height="0.848cm" svg:x="22.7cm" svg:y="18.202cm" presentation:class="page-number">
        <draw:text-box>
          <text:p text:style-name="MP8"><text:span text:style-name="MT2"><text:page-number>&lt;Foliennummer&gt;</text:page-number></text:span></text:p>
        </draw:text-box>
      </draw:frame>
      <draw:line draw:style-name="Mgr4" draw:text-style-name="MP5" draw:layer="backgroundobjects" svg:x1="0cm" svg:y1="18.124cm" svg:x2="25.4cm" svg:y2="18.124cm">
        <text:p/>
      </draw:line>
      <draw:line draw:style-name="Mgr4" draw:text-style-name="MP5" draw:layer="backgroundobjects" svg:x1="0cm" svg:y1="2.125cm" svg:x2="25.4cm" svg:y2="2.125cm">
        <text:p/>
      </draw:line>
      <draw:frame draw:name="ul_logo300x2000" draw:style-name="Mgr3" draw:text-style-name="MP5" draw:layer="backgroundobjects" svg:width="8.506cm" svg:height="1.208cm" svg:x="16.894cm" svg:y="0cm">
        <draw:image xlink:href="Pictures/10000000000007D00000011D85DAAF997B9CFCAD.jpg" xlink:type="simple" xlink:show="embed" xlink:actuate="onLoad" loext:mime-type="image/jpeg">
          <text:p/>
        </draw:image>
      </draw:frame>
      <draw:custom-shape draw:style-name="Mgr5" draw:text-style-name="MP11" draw:layer="backgroundobjects" svg:width="6.671cm" svg:height="0.937cm" svg:x="17cm" svg:y="1.27cm">
        <text:p text:style-name="MP10"><text:span text:style-name="MT3">Institut für Informatik</text:span><text:span text:style-name="MT3"><text:line-break/></text:span><text:span text:style-name="MT3">Abteilung Softwaresysteme</text:span></text:p>
        <draw:enhanced-geometry svg:viewBox="0 0 21600 21600" draw:type="mso-spt202" draw:enhanced-path="M 0 0 L 21600 0 21600 21600 0 21600 0 0 Z N"/>
      </draw:custom-shape>
      <draw:frame presentation:style-name="Standard-title" draw:layer="backgroundobjects" svg:width="15.875cm" svg:height="1.785cm" svg:x="-0.001cm" svg:y="0.588cm" presentation:class="title" presentation:placeholder="true">
        <draw:text-box/>
      </draw:frame>
      <presentation:notes style:page-layout-name="PM0">
        <draw:rect draw:style-name="Mgr6" draw:text-style-name="MP12" draw:layer="backgroundobjects" svg:width="18.52cm" svg:height="27.23cm" svg:x="0cm" svg:y="0cm">
          <text:p/>
        </draw:rect>
        <draw:frame presentation:style-name="Mpr3" draw:text-style-name="MP7" draw:layer="backgroundobjects" svg:width="8.026cm" svg:height="1.359cm" svg:x="0cm" svg:y="0cm" presentation:class="header">
          <draw:text-box>
            <text:p text:style-name="MP6"><text:span text:style-name="MT2"><presentation:header/></text:span></text:p>
          </draw:text-box>
        </draw:frame>
        <draw:frame presentation:style-name="Mpr3" draw:text-style-name="MP9" draw:layer="backgroundobjects" svg:width="8.026cm" svg:height="1.359cm" svg:x="10.495cm" svg:y="0cm" presentation:class="date-time">
          <draw:text-box>
            <text:p text:style-name="MP8"><text:span text:style-name="MT2"><presentation:date-time/></text:span></text:p>
          </draw:text-box>
        </draw:frame>
        <draw:page-thumbnail presentation:style-name="Standard-title" draw:layer="backgroundobjects" svg:width="13.617cm" svg:height="10.214cm" svg:x="2.451cm" svg:y="2.041cm" presentation:class="page"/>
        <draw:frame presentation:style-name="Standard-notes" draw:layer="backgroundobjects" svg:width="13.591cm" svg:height="12.251cm" svg:x="2.464cm" svg:y="12.934cm" presentation:class="notes" presentation:placeholder="true">
          <draw:text-box/>
        </draw:frame>
        <draw:frame presentation:style-name="Mpr4" draw:text-style-name="MP7" draw:layer="backgroundobjects" svg:width="8.026cm" svg:height="1.36cm" svg:x="0cm" svg:y="25.865cm" presentation:class="footer">
          <draw:text-box>
            <text:p text:style-name="MP6"><text:span text:style-name="MT2"><presentation:footer/></text:span></text:p>
          </draw:text-box>
        </draw:frame>
        <draw:frame presentation:style-name="Mpr4" draw:text-style-name="MP9" draw:layer="backgroundobjects" svg:width="8.026cm" svg:height="1.36cm" svg:x="10.495cm" svg:y="25.865cm" presentation:class="page-number">
          <draw:text-box>
            <text:p text:style-name="MP8"><text:span text:style-name="MT2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PowerPoint-Präsentation</dc:title>
    <meta:initial-creator> jh</meta:initial-creator>
    <meta:creation-date>2002-04-01T22:02:38</meta:creation-date>
    <dc:date>2020-11-12T11:04:15.191284676</dc:date>
    <meta:editing-cycles>391</meta:editing-cycles>
    <meta:editing-duration>PT23H11M41S</meta:editing-duration>
    <meta:document-statistic meta:object-count="114"/>
    <meta:user-defined meta:name="Info 1"/>
    <meta:user-defined meta:name="Info 2"/>
    <meta:user-defined meta:name="Info 3"/>
    <meta:user-defined meta:name="Info 4"/>
  </office:meta>
</office:document-meta>
</file>